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text-properties style:font-name="Liberation Sans" fo:font-size="12pt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6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6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9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30" style:family="paragraph" style:parent-style-name="Footnote">
      <style:text-properties style:font-name="Liberation Sans" officeooo:paragraph-rsid="0f99f89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8379a"/>
    </style:style>
    <style:style style:name="P55" style:family="paragraph" style:parent-style-name="Standard">
      <style:text-properties officeooo:paragraph-rsid="0c8b5238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cc50ec9"/>
    </style:style>
    <style:style style:name="P61" style:family="paragraph" style:parent-style-name="Standard">
      <style:text-properties officeooo:paragraph-rsid="0cc5fe5b"/>
    </style:style>
    <style:style style:name="P62" style:family="paragraph" style:parent-style-name="Standard">
      <style:text-properties officeooo:paragraph-rsid="0ce3fa52"/>
    </style:style>
    <style:style style:name="P63" style:family="paragraph" style:parent-style-name="Standard">
      <style:text-properties officeooo:paragraph-rsid="0d09f881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5d07c4"/>
    </style:style>
    <style:style style:name="P66" style:family="paragraph" style:parent-style-name="Standard">
      <style:text-properties officeooo:paragraph-rsid="0d8c21b9"/>
    </style:style>
    <style:style style:name="P67" style:family="paragraph" style:parent-style-name="Standard">
      <style:text-properties officeooo:paragraph-rsid="0d72706e"/>
    </style:style>
    <style:style style:name="P68" style:family="paragraph" style:parent-style-name="Standard">
      <style:text-properties officeooo:paragraph-rsid="0dbec325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paragraph-rsid="0e0bda5c"/>
    </style:style>
    <style:style style:name="P72" style:family="paragraph" style:parent-style-name="Standard">
      <style:text-properties officeooo:paragraph-rsid="0e2a40f4"/>
    </style:style>
    <style:style style:name="P73" style:family="paragraph" style:parent-style-name="Standard">
      <style:text-properties officeooo:paragraph-rsid="0e38fc62"/>
    </style:style>
    <style:style style:name="P74" style:family="paragraph" style:parent-style-name="Standard">
      <style:text-properties officeooo:paragraph-rsid="0e671814"/>
    </style:style>
    <style:style style:name="P75" style:family="paragraph" style:parent-style-name="Standard">
      <style:text-properties officeooo:paragraph-rsid="0e82f1b0"/>
    </style:style>
    <style:style style:name="P76" style:family="paragraph" style:parent-style-name="Standard">
      <style:text-properties officeooo:paragraph-rsid="0e8aa5aa"/>
    </style:style>
    <style:style style:name="P77" style:family="paragraph" style:parent-style-name="Standard">
      <style:text-properties officeooo:rsid="0e8aa5aa" officeooo:paragraph-rsid="0e8aa5aa"/>
    </style:style>
    <style:style style:name="P78" style:family="paragraph" style:parent-style-name="Standard">
      <style:text-properties officeooo:rsid="0e8aa5aa" officeooo:paragraph-rsid="0fb9804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80" style:family="paragraph" style:parent-style-name="Footnote">
      <style:text-properties officeooo:rsid="043ccc66" officeooo:paragraph-rsid="0e849f1d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2" style:family="paragraph" style:parent-style-name="Standard">
      <style:text-properties officeooo:paragraph-rsid="0ecd4bf5"/>
    </style:style>
    <style:style style:name="P83" style:family="paragraph" style:parent-style-name="Footnote">
      <style:text-properties officeooo:paragraph-rsid="0f025efd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Standard">
      <style:text-properties officeooo:paragraph-rsid="0f466349"/>
    </style:style>
    <style:style style:name="P89" style:family="paragraph" style:parent-style-name="Footnote">
      <style:text-properties officeooo:paragraph-rsid="0f12f362"/>
    </style:style>
    <style:style style:name="P90" style:family="paragraph" style:parent-style-name="Standard">
      <style:text-properties officeooo:paragraph-rsid="0f66ac77"/>
    </style:style>
    <style:style style:name="P91" style:family="paragraph" style:parent-style-name="Footnote">
      <style:text-properties officeooo:paragraph-rsid="0f051f9f"/>
    </style:style>
    <style:style style:name="P92" style:family="paragraph" style:parent-style-name="Footnote">
      <style:text-properties officeooo:paragraph-rsid="0f8706e5"/>
    </style:style>
    <style:style style:name="P93" style:family="paragraph" style:parent-style-name="Standard">
      <style:text-properties officeooo:paragraph-rsid="0f99f892"/>
    </style:style>
    <style:style style:name="P94" style:family="paragraph" style:parent-style-name="Standard">
      <style:text-properties officeooo:paragraph-rsid="0fad1a3f"/>
    </style:style>
    <style:style style:name="P95" style:family="paragraph" style:parent-style-name="Standard">
      <style:text-properties officeooo:paragraph-rsid="0fb98046"/>
    </style:style>
    <style:style style:name="P96" style:family="paragraph" style:parent-style-name="Standard">
      <style:text-properties officeooo:paragraph-rsid="0f35fc9a"/>
    </style:style>
    <style:style style:name="P97" style:family="paragraph" style:parent-style-name="Standard">
      <style:text-properties officeooo:rsid="0f35fc9a" officeooo:paragraph-rsid="0fc0a9aa"/>
    </style:style>
    <style:style style:name="P98" style:family="paragraph" style:parent-style-name="Standard">
      <style:text-properties officeooo:paragraph-rsid="0fc1c7c5"/>
    </style:style>
    <style:style style:name="P99" style:family="paragraph" style:parent-style-name="Standard">
      <style:text-properties officeooo:paragraph-rsid="0fc3b2a9"/>
    </style:style>
    <style:style style:name="P100" style:family="paragraph" style:parent-style-name="Standard">
      <style:text-properties officeooo:paragraph-rsid="0fc57c5b"/>
    </style:style>
    <style:style style:name="P101" style:family="paragraph" style:parent-style-name="Standard">
      <style:text-properties officeooo:paragraph-rsid="0fc5f76b"/>
    </style:style>
    <style:style style:name="P102" style:family="paragraph" style:parent-style-name="Standard">
      <style:text-properties officeooo:paragraph-rsid="0fc66b9a"/>
    </style:style>
    <style:style style:name="P103" style:family="paragraph" style:parent-style-name="Standard">
      <style:text-properties officeooo:paragraph-rsid="0fc931f5"/>
    </style:style>
    <style:style style:name="P10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fo:font-size="10pt" officeooo:rsid="0db4d737" style:font-size-asian="10pt" style:font-size-complex="10pt"/>
    </style:style>
    <style:style style:name="T21" style:family="text">
      <style:text-properties style:font-name="Liberation Sans" fo:font-size="10pt" officeooo:rsid="0db5d4ba" style:font-size-asian="10pt" style:font-size-complex="10pt"/>
    </style:style>
    <style:style style:name="T22" style:family="text">
      <style:text-properties style:font-name="Liberation Sans" fo:font-size="10pt" officeooo:rsid="0f856ad1" style:font-size-asian="10pt" style:font-size-complex="10pt"/>
    </style:style>
    <style:style style:name="T23" style:family="text">
      <style:text-properties style:font-name="Liberation Sans" officeooo:rsid="0f1e3d19"/>
    </style:style>
    <style:style style:name="T24" style:family="text">
      <style:text-properties style:font-name="Liberation Sans" officeooo:rsid="0f19e10f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5f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66b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837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7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73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4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5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6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7" style:family="text">
      <style:text-properties fo:color="#000000" loext:opacity="100%" style:font-name="Liberation Sans" fo:font-size="12pt" style:font-size-asian="12pt" style:font-size-complex="12pt"/>
    </style:style>
    <style:style style:name="T2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9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10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officeooo:rsid="047da547"/>
    </style:style>
    <style:style style:name="T31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7" style:family="text">
      <style:text-properties style:use-window-font-color="true" loext:opacity="0%" style:font-name="Liberation Sans" fo:font-size="12pt" style:font-size-asian="12pt" style:font-size-complex="12pt"/>
    </style:style>
    <style:style style:name="T338" style:family="text">
      <style:text-properties style:use-window-font-color="true" loext:opacity="0%" style:font-name="Liberation Sans" officeooo:rsid="0efd8e5c"/>
    </style:style>
    <style:style style:name="T339" style:family="text">
      <style:text-properties officeooo:rsid="04473353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officeooo:rsid="0fbf22ff" style:font-weight-asian="bold" style:font-weight-complex="bold"/>
    </style:style>
    <style:style style:name="T342" style:family="text">
      <style:text-properties officeooo:rsid="0aace3cd"/>
    </style:style>
    <style:style style:name="T343" style:family="text">
      <style:text-properties fo:font-size="10pt" style:font-size-asian="10pt" style:font-size-complex="10pt"/>
    </style:style>
    <style:style style:name="T34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8" style:family="text">
      <style:text-properties officeooo:rsid="0eef9ccc"/>
    </style:style>
    <style:style style:name="T349" style:family="text">
      <style:text-properties officeooo:rsid="0e80285f"/>
    </style:style>
    <style:style style:name="T350" style:family="text">
      <style:text-properties officeooo:rsid="0e838e2a"/>
    </style:style>
    <style:style style:name="T351" style:family="text">
      <style:text-properties officeooo:rsid="0e83c34e"/>
    </style:style>
    <style:style style:name="T35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5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6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fo:color="#808080" loext:opacity="100%" style:font-name="Liberation Sans" fo:font-size="12pt" style:font-size-asian="12pt" style:font-size-complex="12pt"/>
    </style:style>
    <style:style style:name="T368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9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77" style:family="text">
      <style:text-properties officeooo:rsid="0f82bd44"/>
    </style:style>
    <style:style style:name="T378" style:family="text">
      <style:text-properties officeooo:rsid="0f0ca65a"/>
    </style:style>
    <style:style style:name="T379" style:family="text">
      <style:text-properties fo:font-weight="normal" officeooo:rsid="0f3d6513" style:font-weight-asian="normal" style:font-weight-complex="normal"/>
    </style:style>
    <style:style style:name="T380" style:family="text">
      <style:text-properties fo:font-weight="normal" officeooo:rsid="0fc0a9aa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104"><text:span text:style-name="T247">C</text:span><text:span text:style-name="T246">hecklist voor </text:span><text:span text:style-name="T248">de installatie</text:span><text:span text:style-name="T246"> van </text:span><text:span text:style-name="T246"><text:user-field-get text:name="Distro">Debian</text:user-field-get></text:span><text:span text:style-name="T249"><text:s/></text:span><text:span text:style-name="T249"><text:user-field-get text:name="Version">11</text:user-field-get></text:span><text:span text:style-name="Strong_20_Emphasis"><text:span text:style-name="T282"><text:s/></text:span></text:span><text:span text:style-name="Strong_20_Emphasis"><text:span text:style-name="T283">LTS</text:span></text:span><text:span text:style-name="T250"><text:note text:id="ftn1" text:note-class="footnote"><text:note-citation>1</text:note-citation><text:note-body><text:p text:style-name="P30"><text:span text:style-name="T290">LTS</text:span><text:span text:style-name="T298"> </text:span><text:span text:style-name="T299">staat voor</text:span><text:span text:style-name="T300"> </text:span><text:span text:style-name="T290">Long-Term Support, langetermijnondersteuning, </text:span><text:span text:style-name="T301">en </text:span><text:span text:style-name="T303">d</text:span><text:span text:style-name="T301">eze </text:span><text:span text:style-name="T307"><text:user-field-get text:name="Distro">Debian</text:user-field-get></text:span><text:span text:style-name="T308"><text:s/></text:span><text:span text:style-name="T308"><text:user-field-get text:name="Version">11</text:user-field-get></text:span><text:span text:style-name="Strong_20_Emphasis"><text:span text:style-name="T284"><text:s/></text:span></text:span><text:span text:style-name="T301">LTS </text:span><text:span text:style-name="T304">(codenaam </text:span><text:span text:style-name="T305">B</text:span><text:span text:style-name="T304">ullseye) </text:span><text:span text:style-name="T299">van</text:span><text:span text:style-name="T302"> </text:span><text:span text:style-name="T295">augustus </text:span><text:span text:style-name="Strong_20_Emphasis"><text:span text:style-name="T189"><text:user-field-get style:data-style-name="N0" text:name="Releaseyear">2021</text:user-field-get></text:span></text:span><text:span text:style-name="T295"><text:s/></text:span><text:span text:style-name="T290">wordt </text:span><text:span text:style-name="T296">vijf</text:span><text:span text:style-name="T290"> jaar onder</text:span><text:span text:style-name="T306">steund</text:span><text:span text:style-name="T297"> </text:span><text:span text:style-name="T290">tot </text:span><text:span text:style-name="T295">augustus</text:span><text:span text:style-name="T291"> </text:span><text:span text:style-name="T290">202</text:span><text:span text:style-name="T292">6</text:span><text:span text:style-name="T293">.</text:span></text:p></text:note-body></text:note></text:span><text:span text:style-name="T251"> </text:span><text:span text:style-name="T251"><text:user-field-get text:name="Edition">desktop</text:user-field-get></text:span><text:span text:style-name="T252">.</text:span></text:p>
      <text:p text:style-name="P3"/>
      <text:p text:style-name="P86"><text:span text:style-name="T38">Kijk op</text:span><text:span text:style-name="T275"> </text:span><text:a xlink:type="simple" xlink:href="https://karelzimmer.nl/" text:style-name="Internet_20_link" text:visited-style-name="Visited_20_Internet_20_Link"><text:span text:style-name="T8">karelzimmer.nl</text:span></text:a><text:span text:style-name="T275"> </text:span><text:span text:style-name="T311">voor</text:span><text:span text:style-name="T312"> </text:span><text:span text:style-name="T313">deze en andere </text:span><text:span text:style-name="T314">Linux documenten</text:span><text:span text:style-name="T39">, scripts, </text:span><text:span text:style-name="T40">en informatie</text:span><text:span text:style-name="T39">.</text:span></text:p>
      <text:p text:style-name="P3"/>
      <text:p text:style-name="P26"><text:span text:style-name="T30">D</text:span><text:span text:style-name="T29">it is een invulbare PD</text:span><text:span text:style-name="T31">F</text:span><text:span text:style-name="T29"> met </text:span><text:span text:style-name="Strong_20_Emphasis"><text:span text:style-name="T111">tekst</text:span></text:span><text:span text:style-name="T29">- en</text:span><text:span text:style-name="Strong_20_Emphasis"><text:span text:style-name="T110"> </text:span></text:span><text:span text:style-name="Strong_20_Emphasis"><text:span text:style-name="T115"><draw:control text:anchor-type="as-char" draw:z-index="21" draw:name="Vorm3_ 2" draw:style-name="gr1" draw:text-style-name="P109" svg:width="0.35cm" svg:height="0.35cm" draw:control="control22"/></text:span></text:span><text:span text:style-name="T29"><text:s/>keuzevakken; </text:span><text:span text:style-name="T32">a</text:span><text:span text:style-name="T29">fdrukken is niet noodzakelijk.</text:span></text:p>
      <text:p text:style-name="P40"/>
      <text:p text:style-name="P47"><text:span text:style-name="T23">Vul </text:span><text:span text:style-name="T24">achter</text:span><text:span text:style-name="T17"> de </text:span><text:span text:style-name="Definition"><text:span text:style-name="T378">ONDERSTREEPTE</text:span></text:span><text:span text:style-name="T1"> </text:span><text:span text:style-name="T18">woorden</text:span><text:span text:style-name="T17"> het</text:span><text:span text:style-name="Strong_20_Emphasis"><text:span text:style-name="T376"> </text:span></text:span><text:span text:style-name="Strong_20_Emphasis"><text:span text:style-name="T375">tekstvak</text:span></text:span><text:span text:style-name="T18"> </text:span><text:span text:style-name="T23">in,</text:span><text:span text:style-name="T18"> </text:span><text:span text:style-name="T315">zie </text:span><text:span text:style-name="T338">[</text:span><text:span text:style-name="T315">toelichting</text:span><text:span text:style-name="T338">]</text:span><text:span text:style-name="T18">:</text:span></text:p>
      <text:p text:style-name="P37"><text:span text:style-name="Definition"><text:span text:style-name="T317">g</text:span></text:span><text:span text:style-name="Definition"><text:span text:style-name="T316">ebruiker</text:span></text:span><text:span text:style-name="T319"><text:tab/><text:tab/></text:span><text:span text:style-name="T337"> <text:tab/><text:tab/></text:span><draw:control text:anchor-type="as-char" svg:y="-0.429cm" draw:z-index="8" draw:name="Gebruiker" draw:style-name="gr2" draw:text-style-name="P110" svg:width="6.002cm" svg:height="0.6cm" draw:control="control9"><svg:title>Gebruiker</svg:title><svg:desc>Volledige naam, bijv. Jan Stek</svg:desc></draw:control><text:span text:style-name="T320"><text:tab/></text:span><text:span text:style-name="T321">[</text:span><text:span text:style-name="T318">volledige naam, bijv. </text:span><text:span text:style-name="T334">J</text:span><text:span text:style-name="T335">a</text:span><text:span text:style-name="T334">n </text:span><text:span text:style-name="T335">Jansen</text:span><text:span text:style-name="T336">]</text:span></text:p>
      <text:p text:style-name="Standard"><text:span text:style-name="Definition"><text:span text:style-name="T317">g</text:span></text:span><text:span text:style-name="Definition">ebruikersnaam</text:span><text:span text:style-name="T316"><text:tab/></text:span><text:span text:style-name="T316"><draw:control text:anchor-type="as-char" svg:y="-0.429cm" draw:z-index="9" draw:name="Gberuikersnaam" draw:style-name="gr2" draw:text-style-name="P110" svg:width="6.002cm" svg:height="0.6cm" draw:control="control10"><svg:title>Gebruikersnaam</svg:title><svg:desc>Korte naam, bijv. jan</svg:desc></draw:control></text:span><text:span text:style-name="T316"><text:tab/></text:span><text:span text:style-name="T10">[</text:span><text:span text:style-name="T9">korte naam, bijv. </text:span><text:span text:style-name="T272">j</text:span><text:span text:style-name="T273">a</text:span><text:span text:style-name="T272">n</text:span><text:span text:style-name="T274">]</text:span></text:p>
      <text:p text:style-name="P32"><text:span text:style-name="Definition"><text:span text:style-name="T323">c</text:span></text:span><text:span text:style-name="Definition">omputernaam</text:span><text:span text:style-name="T322"><text:tab/><text:tab/></text:span><text:span text:style-name="T320"><draw:control text:anchor-type="as-char" svg:y="-0.429cm" draw:z-index="10" draw:name="Computernaam" draw:style-name="gr2" draw:text-style-name="P110" svg:width="6.002cm" svg:height="0.6cm" draw:control="control11"><svg:title>Computernaam</svg:title><svg:desc>Unieke naam van de computer</svg:desc></draw:control></text:span><text:span text:style-name="T320"><text:tab/></text:span><text:span text:style-name="T331">[</text:span><text:span text:style-name="T327">naam van de compute</text:span><text:span text:style-name="T328">r, </text:span><text:span text:style-name="T329">bijv. p</text:span><text:span text:style-name="T330">c02</text:span><text:span text:style-name="T331">]</text:span></text:p>
      <text:p text:style-name="P32"><text:span text:style-name="Definition"><text:span text:style-name="T317">o</text:span></text:span><text:span text:style-name="Definition"><text:span text:style-name="T316">pstartmenu</text:span></text:span><text:span text:style-name="T320"><text:tab/><text:tab/><text:tab/></text:span><text:span text:style-name="T320"><draw:control text:anchor-type="as-char" svg:y="-0.429cm" draw:z-index="11" draw:name="Opstartmenu" draw:style-name="gr2" draw:text-style-name="P110" svg:width="6.002cm" svg:height="0.6cm" draw:control="control12"><svg:title>Opstartmenu</svg:title><svg:desc>Toets voor het opstartmenu ("bootmenu")</svg:desc></draw:control></text:span><text:span text:style-name="T320"><text:tab/></text:span><text:span text:style-name="T331">[</text:span><text:span text:style-name="T327">to</text:span><text:span text:style-name="T332">ets voor het opstartmedium</text:span><text:span text:style-name="T333">]</text:span></text:p>
      <text:p text:style-name="P36"><text:span text:style-name="Definition"><text:span text:style-name="T324">i</text:span></text:span><text:span text:style-name="Definition"><text:span text:style-name="T325">nstellingen</text:span></text:span><text:span text:style-name="T326"><text:tab/> <text:tab/><text:tab/></text:span><text:span text:style-name="T326"><draw:control text:anchor-type="as-char" svg:y="-0.429cm" draw:z-index="7" draw:name="Instellingen" draw:style-name="gr2" draw:text-style-name="P110" svg:width="6.002cm" svg:height="0.6cm" draw:control="control8"><svg:title>Instellingen</svg:title><svg:desc>Toets voor het BIOS/UEFI-scherm ("setup")</svg:desc></draw:control></text:span><text:span text:style-name="T326"><text:tab/></text:span><text:span text:style-name="T331">[</text:span><text:span text:style-name="T327">toets voor het UEFI-BIOS-scherm</text:span><text:span text:style-name="T331">]</text:span></text:p>
      <text:p text:style-name="P34"><text:span text:style-name="Definition"><text:span text:style-name="T361">g</text:span></text:span><text:span text:style-name="Definition"><text:span text:style-name="T360">ebruiker</text:span></text:span><text:span text:style-name="Definition"><text:span text:style-name="T362">2</text:span></text:span><text:span text:style-name="T366"><text:tab/></text:span><text:span text:style-name="T367"> <text:tab/><text:tab/></text:span><text:span text:style-name="T352"><draw:control text:anchor-type="as-char" svg:y="-0.429cm" draw:z-index="18" draw:name="Gebruiker 1" draw:style-name="gr2" draw:text-style-name="P110" svg:width="6.002cm" svg:height="0.6cm" draw:control="control19"><svg:title>Gebruiker</svg:title><svg:desc>Volledige naam, bijv. Jan Stek</svg:desc></draw:control></text:span><text:span text:style-name="T352"><text:tab/></text:span><text:span text:style-name="T353">[</text:span><text:span text:style-name="T354">volledige naam </text:span><text:span text:style-name="T355">evt. 2</text:span><text:span text:style-name="T368">e</text:span><text:span text:style-name="T355"> gebruiker</text:span><text:span text:style-name="T356">]</text:span></text:p>
      <text:p text:style-name="P82"><text:span text:style-name="Definition"><text:span text:style-name="T361">g</text:span></text:span><text:span text:style-name="Definition"><text:span text:style-name="T360">ebruikersnaam</text:span></text:span><text:span text:style-name="Definition"><text:span text:style-name="T362">2</text:span></text:span><text:span text:style-name="T360"><text:tab/></text:span><text:span text:style-name="T357"><draw:control text:anchor-type="as-char" svg:y="-0.429cm" draw:z-index="19" draw:name="Gberuikersnaam 1" draw:style-name="gr2" draw:text-style-name="P110" svg:width="6.002cm" svg:height="0.6cm" draw:control="control20"><svg:title>Gebruikersnaam</svg:title><svg:desc>Korte naam, bijv. jan</svg:desc></draw:control></text:span><text:span text:style-name="T357"><text:tab/></text:span><text:span text:style-name="T359">[</text:span><text:span text:style-name="T358">korte naam</text:span><text:span text:style-name="T363"> </text:span><text:span text:style-name="T364">evt. 2</text:span><text:span text:style-name="T369">e</text:span><text:span text:style-name="T364"> gebruiker</text:span><text:span text:style-name="T365">]</text:span></text:p>
      <text:p text:style-name="P38"><text:span text:style-name="T257">Vervang </text:span><text:span text:style-name="T262">de</text:span><text:span text:style-name="T257"> </text:span><text:span text:style-name="Definition"><text:span text:style-name="T27">ONDERSTREEPTE</text:span></text:span><text:span text:style-name="T257"> </text:span><text:span text:style-name="T258">woorden </text:span><text:span text:style-name="T257">in deze checklist door </text:span><text:span text:style-name="T262">d</text:span><text:span text:style-name="T264">i</text:span><text:span text:style-name="T262">e </text:span><text:span text:style-name="T263">in </text:span><text:span text:style-name="T264">het</text:span><text:span text:style-name="Strong_20_Emphasis"><text:span text:style-name="T62"> </text:span></text:span><text:span text:style-name="Strong_20_Emphasis"><text:span text:style-name="T99">tekstvak</text:span></text:span><text:span text:style-name="T257">.</text:span></text:p>
      <text:p text:style-name="P41"/>
      <text:p text:style-name="P33"><text:span text:style-name="Strong_20_Emphasis"><text:span text:style-name="T268"/></text:span></text:p>
      <text:p text:style-name="P35"><text:span text:style-name="T270">Nog niet op Linux?</text:span><text:span text:style-name="T259"><text:tab/></text:span><text:span text:style-name="T265"><text:tab/></text:span><text:span text:style-name="T266">G</text:span><text:span text:style-name="T256">ebruik </text:span><text:span text:style-name="Strong_20_Emphasis"><text:span text:style-name="T271">Checklist migratie</text:span></text:span><text:span text:style-name="T256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60"> onder </text:span><text:span text:style-name="T269">Linux</text:span><text:span text:style-name="T261">.</text:span></text:p>
      <text:p text:style-name="P25"><text:span text:style-name="T244">Nieuwe installatie?</text:span><text:span text:style-name="T239"><text:tab/></text:span><text:span text:style-name="T241"></text:span><text:span text:style-name="T243"><text:tab/></text:span><text:span text:style-name="T242">B</text:span><text:span text:style-name="T239">egin bij hoofdstuk </text:span><text:span text:style-name="T244"><text:bookmark-ref text:reference-format="page" text:ref-name="__RefNumPara__4009_1271708128">2</text:bookmark-ref></text:span><text:span text:style-name="T244"><text:s text:c="2"/></text:span><text:span text:style-name="T245"><text:bookmark-ref text:reference-format="text" text:ref-name="__RefNumPara__4009_1271708128">Installatie uitvoeren</text:bookmark-ref></text:span><text:span text:style-name="T240">.</text:span></text:p>
      <text:p text:style-name="P31"><text:span text:style-name="Strong_20_Emphasis"><text:span text:style-name="T267"/></text:span></text:p>
      <text:p text:style-name="P31"><text:span text:style-name="Strong_20_Emphasis"><text:span text:style-name="T267"/></text:span></text:p>
      <text:list xml:id="list3084558976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57"><text:s/></text:span></text:span><text:span text:style-name="Strong_20_Emphasis"><text:span text:style-name="T112"><draw:control text:anchor-type="as-char" draw:z-index="0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57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58"><text:note text:id="ftn2" text:note-class="footnote"><text:note-citation>2</text:note-citation><text:note-body><text:p text:style-name="P27"><text:span text:style-name="T205">E</text:span><text:span text:style-name="T208">v</text:span><text:span text:style-name="T209">en</text:span><text:span text:style-name="T211">t</text:span><text:span text:style-name="T212">uele </text:span><text:span text:style-name="T213">extra </text:span><text:span text:style-name="Definition"><text:span text:style-name="T344">gebruiker</text:span></text:span><text:span text:style-name="T213">s aanmelden </text:span><text:span text:style-name="T214">en dezelfde stappen uitvoeren</text:span><text:span text:style-name="T210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7"><text:s/></text:span></text:span><text:span text:style-name="Strong_20_Emphasis"><text:span text:style-name="T112"><draw:control text:anchor-type="as-char" draw:z-index="12" draw:name="Vorm4" draw:style-name="gr1" draw:text-style-name="P10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9"><text:span text:style-name="T350">Debian-</text:span><text:span text:style-name="T351">p</text:span>akket kz plaatst documenten en scripts van Karel Zimmer <text:span text:style-name="T349">(zie </text:span><text:a xlink:type="simple" xlink:href="https://karelzimmer.nl/" text:style-name="Internet_20_link" text:visited-style-name="Visited_20_Internet_20_Link"><text:span text:style-name="Strong_20_Emphasis"><text:span text:style-name="T347">karelzimmer.nl</text:span></text:span></text:a><text:span text:style-name="Strong_20_Emphasis"><text:span text:style-name="T230">) </text:span></text:span>voor het installeren en beheren van Debian en op Debian gebaseerd systeem zoals Ubuntu.</text:p></text:note-body></text:note></text:span></text:span><text:span text:style-name="Strong_20_Emphasis"><text:span text:style-name="T98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98"><text:span text:style-name="Strong_20_Emphasis"><text:span text:style-name="T101">D</text:span></text:span><text:span text:style-name="Strong_20_Emphasis"><text:span text:style-name="T62">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8"><text:span text:style-name="T253">De </text:span><text:span text:style-name="T254">Super</text:span><text:span text:style-name="T253">-toets is de Windows-toets, Command-toets </text:span><text:span text:style-name="T255">(Apple)</text:span><text:span text:style-name="T253">, of Vergrootglas-toets </text:span><text:span text:style-name="T255">(Chromebook)</text:span><text:span text:style-name="T253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7">ter</text:span></text:span><text:span text:style-name="Strong_20_Emphasis"><text:span text:style-name="T128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9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8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103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103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103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7"><text:s/></text:span></text:span><text:span text:style-name="Strong_20_Emphasis"><text:span text:style-name="T112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1">Bereid de installatie voor</text:span></text:span><text:span text:style-name="Strong_20_Emphasis"><text:span text:style-name="T59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99"><text:span text:style-name="Strong_20_Emphasis"><text:span text:style-name="T102">D</text:span></text:span><text:span text:style-name="Strong_20_Emphasis"><text:span text:style-name="T74">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30">men</text:span></text:span><text:span text:style-name="Strong_20_Emphasis"><text:span text:style-name="T131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13"> </text:span></text:span><text:span text:style-name="Strong_20_Emphasis"><text:span text:style-name="T149">Installatiem</text:span></text:span><text:span text:style-name="Strong_20_Emphasis"><text:span text:style-name="T150">enu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51">1</text:span></text:span><text:span text:style-name="Strong_20_Emphasis"><text:span text:style-name="T152"> </text:span></text:span><text:span text:style-name="Strong_20_Emphasis"><text:span text:style-name="T153">In</text:span></text:span><text:span text:style-name="Strong_20_Emphasis"><text:span text:style-name="T145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6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78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</table:table>
      <text:p text:style-name="P43"/>
      <text:list xml:id="list135356069067259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60"><text:span text:style-name="Strong_20_Emphasis"><text:span text:style-name="T57"><text:s/></text:span></text:span><text:span text:style-name="Strong_20_Emphasis"><text:span text:style-name="T112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3"><text:span text:style-name="T287">Start de computer op vanaf </text:span><text:span text:style-name="T288">een </text:span><text:span text:style-name="T279"><text:user-field-get text:name="Distro">Debian</text:user-field-get></text:span><text:span text:style-name="T280"><text:s/></text:span><text:span text:style-name="T280"><text:user-field-get text:name="Version">11</text:user-field-get></text:span><text:span text:style-name="Strong_20_Emphasis"><text:span text:style-name="T277"><text:s/></text:span></text:span><text:span text:style-name="T289">Live</text:span><text:span text:style-name="T167"><text:note text:id="ftn5" text:note-class="footnote"><text:note-citation>1</text:note-citation><text:note-body><text:p text:style-name="P30"><text:span text:style-name="T339">Vanaf ee</text:span>n Live <text:span text:style-name="T377">usb</text:span><text:span text:style-name="T342">-stick </text:span><text:span text:style-name="T348">(</text:span><text:span text:style-name="T342">of </text:span><text:span text:style-name="T348">dvd</text:span><text:span text:style-name="T294">)</text:span><text:span text:style-name="T343"> </text:span>kunt <text:span text:style-name="T339">u opstarten en</text:span> met <text:span text:style-name="T309"><text:user-field-get text:name="Distro">Debian</text:user-field-get></text:span><text:span text:style-name="T310"><text:s/></text:span>werken zonder deze te installeren.</text:p></text:note-body></text:note></text:span><text:span text:style-name="T166"> </text:span><text:span text:style-name="T171">usb</text:span><text:span text:style-name="T168">-stick</text:span><text:span text:style-name="T168"><text:note text:id="ftn6" text:note-class="footnote"><text:note-citation>2</text:note-citation><text:note-body><text:p text:style-name="P92"><text:span text:style-name="T19">D</text:span><text:span text:style-name="Strong_20_Emphasis"><text:span text:style-name="T176">ow</text:span></text:span><text:span text:style-name="Strong_20_Emphasis"><text:span text:style-name="T177">nload </text:span></text:span><text:span text:style-name="Strong_20_Emphasis"><text:span text:style-name="T174">e</text:span></text:span><text:span text:style-name="Strong_20_Emphasis"><text:span text:style-name="T178">e</text:span></text:span><text:span text:style-name="Strong_20_Emphasis"><text:span text:style-name="T179">n</text:span></text:span><text:span text:style-name="Strong_20_Emphasis"><text:span text:style-name="T203"> </text:span></text:span><text:span text:style-name="Strong_20_Emphasis"><text:span text:style-name="T233">cd</text:span></text:span><text:span text:style-name="Strong_20_Emphasis"><text:span text:style-name="T227">-beeldbestand</text:span></text:span><text:span text:style-name="Strong_20_Emphasis"><text:span text:style-name="T177"> </text:span></text:span><text:span text:style-name="Strong_20_Emphasis"><text:span text:style-name="T188">(.iso) </text:span></text:span><text:span text:style-name="Strong_20_Emphasis"><text:span text:style-name="T180">v</text:span></text:span><text:span text:style-name="Strong_20_Emphasis"><text:span text:style-name="T181">anaf</text:span></text:span><text:span text:style-name="Strong_20_Emphasis"><text:span text:style-name="T182"> </text:span></text:span><text:a xlink:type="simple" xlink:href="https://www.debian.org/CD/live/" text:style-name="Internet_20_link" text:visited-style-name="Visited_20_Internet_20_Link"><text:span text:style-name="Strong_20_Emphasis"><text:span text:style-name="T345">debian.org/cd/live</text:span></text:span></text:a><text:span text:style-name="Strong_20_Emphasis"><text:span text:style-name="T182">, blader naar beneden en klik op <text:line-break/></text:span></text:span><text:span text:style-name="Strong_20_Emphasis"><text:span text:style-name="T190">unofficial live images for </text:span></text:span><text:span text:style-name="Strong_20_Emphasis"><text:span text:style-name="T195">“</text:span></text:span><text:span text:style-name="Strong_20_Emphasis"><text:span text:style-name="T204">stable</text:span></text:span><text:span text:style-name="Strong_20_Emphasis"><text:span text:style-name="T195">”</text:span></text:span><text:span text:style-name="Strong_20_Emphasis"><text:span text:style-name="T190"> with firmware included</text:span></text:span><text:span text:style-name="Strong_20_Emphasis"><text:span text:style-name="T182">. <text:line-break/>Klik vervolgens </text:span></text:span><text:span text:style-name="Strong_20_Emphasis"><text:span text:style-name="T185">op</text:span></text:span><text:span text:style-name="Strong_20_Emphasis"><text:span text:style-name="T182"> </text:span></text:span><text:span text:style-name="Strong_20_Emphasis"><text:span text:style-name="T190">amd64/</text:span></text:span><text:span text:style-name="Strong_20_Emphasis"><text:span text:style-name="T182"> en </text:span></text:span><text:span text:style-name="Strong_20_Emphasis"><text:span text:style-name="T185">daarna op </text:span></text:span><text:span text:style-name="Strong_20_Emphasis"><text:span text:style-name="T190">iso-hybrid/</text:span></text:span><text:span text:style-name="Strong_20_Emphasis"><text:span text:style-name="T182">.<text:line-break/></text:span></text:span><text:span text:style-name="Strong_20_Emphasis"><text:span text:style-name="T186">K</text:span></text:span><text:span text:style-name="Strong_20_Emphasis"><text:span text:style-name="T187">lik op</text:span></text:span><text:span text:style-name="Strong_20_Emphasis"><text:span text:style-name="T183"> </text:span></text:span><text:span text:style-name="T191">debian-live-11...</text:span><text:span text:style-name="T192">-</text:span><text:span text:style-name="T191">amd-64-</text:span><text:span text:style-name="T192">gnome</text:span><text:span text:style-name="T193">+non-fre</text:span><text:span text:style-name="T194">e</text:span><text:span text:style-name="T193">.iso</text:span><text:span text:style-name="Strong_20_Emphasis"><text:span text:style-name="T177">.<text:line-break/></text:span></text:span><text:span text:style-name="Strong_20_Emphasis"><text:span text:style-name="T184">P</text:span></text:span><text:span text:style-name="T19">laats een </text:span><text:span text:style-name="T22">usb</text:span><text:span text:style-name="T19">-stick </text:span><text:span text:style-name="T20">van </text:span><text:span text:style-name="T19">min</text:span><text:span text:style-name="T21">imaal </text:span><text:span text:style-name="T19">4 GB.</text:span></text:p><text:p text:style-name="P83"><text:span text:style-name="T19"><text:tab/></text:span><text:span text:style-name="Strong_20_Emphasis"><text:span text:style-name="T215">Zoek</text:span></text:span><text:span text:style-name="Strong_20_Emphasis"><text:span text:style-name="T216"> </text:span></text:span><text:span text:style-name="Strong_20_Emphasis"><text:span text:style-name="T235">s</text:span></text:span><text:span text:style-name="Strong_20_Emphasis"><text:span text:style-name="T236">ch</text:span></text:span><text:span text:style-name="Strong_20_Emphasis"><text:span text:style-name="T216"> en klik op het pictogram van</text:span></text:span><text:span text:style-name="Strong_20_Emphasis"><text:span text:style-name="T217"> </text:span></text:span><text:span text:style-name="Strong_20_Emphasis"><text:span text:style-name="T238">Schijven</text:span></text:span><text:span text:style-name="Strong_20_Emphasis"><text:span text:style-name="T218">. Selecteer de </text:span></text:span><text:span text:style-name="Strong_20_Emphasis"><text:span text:style-name="T234">usb</text:span></text:span><text:span text:style-name="Strong_20_Emphasis"><text:span text:style-name="T218">-stick in de lijst van schijven aan de linkerkant en klik rechtsboven op </text:span></text:span><text:span text:style-name="Strong_20_Emphasis"><text:span text:style-name="T237">Schijfinstellingen</text:span></text:span><text:span text:style-name="Strong_20_Emphasis"><text:span text:style-name="T218"> </text:span></text:span><text:span text:style-name="Strong_20_Emphasis"><text:span text:style-name="T237">⋮</text:span></text:span><text:span text:style-name="Strong_20_Emphasis"><text:span text:style-name="T218"> (icoontje met de drie puntjes).</text:span></text:span></text:p><text:p text:style-name="P91"><text:span text:style-name="Strong_20_Emphasis"><text:span text:style-name="T218"><text:tab/>Kies </text:span></text:span><text:span text:style-name="Strong_20_Emphasis"><text:span text:style-name="T237">Schijfkopie terugzetten</text:span></text:span><text:span text:style-name="Strong_20_Emphasis"><text:span text:style-name="T218"> en selecteer </text:span></text:span><text:span text:style-name="Strong_20_Emphasis"><text:span text:style-name="T229">het net</text:span></text:span><text:span text:style-name="Strong_20_Emphasis"><text:span text:style-name="T227"> gedownloade </text:span></text:span><text:span text:style-name="Strong_20_Emphasis"><text:span text:style-name="T233">cd</text:span></text:span><text:span text:style-name="Strong_20_Emphasis"><text:span text:style-name="T227">-beeldbestand </text:span></text:span><text:span text:style-name="Strong_20_Emphasis"><text:span text:style-name="T228">(.iso)</text:span></text:span><text:span text:style-name="Strong_20_Emphasis"><text:span text:style-name="T227">.</text:span></text:span></text:p><text:p text:style-name="P83"><text:span text:style-name="Strong_20_Emphasis"><text:span text:style-name="T218"><text:tab/>Klik op </text:span></text:span><text:span text:style-name="Strong_20_Emphasis"><text:span text:style-name="T237">Terugzetten starten</text:span></text:span><text:span text:style-name="Strong_20_Emphasis"><text:span text:style-name="T218"> en vervolgens op </text:span></text:span><text:span text:style-name="Strong_20_Emphasis"><text:span text:style-name="T237">Terugzetten</text:span></text:span><text:span text:style-name="Strong_20_Emphasis"><text:span text:style-name="T219">.<text:line-break/></text:span></text:span><text:span text:style-name="Strong_20_Emphasis"><text:span text:style-name="T231">O</text:span></text:span><text:span text:style-name="Strong_20_Emphasis"><text:span text:style-name="T220">f </text:span></text:span><text:span text:style-name="Strong_20_Emphasis"><text:span text:style-name="T221">gebruik </text:span></text:span><text:span text:style-name="Strong_20_Emphasis"><text:span text:style-name="T222">het programma </text:span></text:span><text:span text:style-name="Strong_20_Emphasis"><text:span text:style-name="T206">Etche</text:span></text:span><text:span text:style-name="Strong_20_Emphasis"><text:span text:style-name="T207">r</text:span></text:span><text:span text:style-name="Strong_20_Emphasis"><text:span text:style-name="T222"> </text:span></text:span><text:span text:style-name="Strong_20_Emphasis"><text:span text:style-name="T223">(</text:span></text:span><text:a xlink:type="simple" xlink:href="https://www.balena.io/etcher/" text:style-name="Internet_20_link" text:visited-style-name="Visited_20_Internet_20_Link"><text:span text:style-name="Strong_20_Emphasis"><text:span text:style-name="T346">etcher.io</text:span></text:span></text:a><text:span text:style-name="Strong_20_Emphasis"><text:span text:style-name="T223">) </text:span></text:span><text:span text:style-name="Strong_20_Emphasis"><text:span text:style-name="T232">dat </text:span></text:span><text:span text:style-name="Strong_20_Emphasis"><text:span text:style-name="T220">beschikbaar </text:span></text:span><text:span text:style-name="Strong_20_Emphasis"><text:span text:style-name="T232">is </text:span></text:span><text:span text:style-name="Strong_20_Emphasis"><text:span text:style-name="T220">voor </text:span></text:span><text:span text:style-name="Strong_20_Emphasis"><text:span text:style-name="T218">Windows, </text:span></text:span><text:span text:style-name="Strong_20_Emphasis"><text:span text:style-name="T224">mac</text:span></text:span><text:span text:style-name="Strong_20_Emphasis"><text:span text:style-name="T225">OS</text:span></text:span><text:span text:style-name="Strong_20_Emphasis"><text:span text:style-name="T222">, </text:span></text:span><text:span text:style-name="Strong_20_Emphasis"><text:span text:style-name="T223">en </text:span></text:span><text:span text:style-name="Strong_20_Emphasis"><text:span text:style-name="T222">Linux</text:span></text:span><text:span text:style-name="Strong_20_Emphasis"><text:span text:style-name="T226">.</text:span></text:span></text:p></text:note-body></text:note></text:span><text:span text:style-name="T166"> </text:span><text:span text:style-name="T172">of dvd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100"><text:span text:style-name="T169">Opstart/</text:span><text:span text:style-name="T170">bootmenu</text:span><text:span text:style-name="T169"> </text:span><text:span text:style-name="T166">via </text:span><text:span text:style-name="Definition"><text:span text:style-name="T5">opstartmenu</text:span></text:span><text:span text:style-name="T166"> </text:span><text:span text:style-name="T173">en </text:span><text:span text:style-name="T169">instellingen/</text:span><text:span text:style-name="T170">setup</text:span><text:span text:style-name="T166"> via </text:span><text:span text:style-name="Definition"><text:span text:style-name="T5">instellingen</text:span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19">D</text:span></text:span><text:span text:style-name="Strong_20_Emphasis"><text:span text:style-name="T116">ruk op de </text:span></text:span><text:span text:style-name="Strong_20_Emphasis"><text:span text:style-name="T117">Enter</text:span></text:span><text:span text:style-name="Strong_20_Emphasis"><text:span text:style-name="T116">-toets </text:span></text:span><text:span text:style-name="Strong_20_Emphasis"><text:span text:style-name="T119">(</text:span></text:span><text:span text:style-name="Strong_20_Emphasis"><text:span text:style-name="T139">Debian GNU/Linux Live</text:span></text:span><text:span text:style-name="Strong_20_Emphasis"><text:span text:style-name="T119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52"><text:span text:style-name="Strong_20_Emphasis"><text:span text:style-name="T55">V</text:span></text:span><text:span text:style-name="Strong_20_Emphasis"><text:span text:style-name="T42">olg de aanwijzingen </text:span></text:span><text:span text:style-name="Strong_20_Emphasis"><text:span text:style-name="T54">op de schermen</text:span></text:span><text:span text:style-name="Strong_20_Emphasis"><text:span text:style-name="T125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5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20"><text:span text:style-name="Strong_20_Emphasis"><text:span text:style-name="T109"><text:s/></text:span></text:span><text:span text:style-name="Strong_20_Emphasis"><text:span text:style-name="T114"><draw:control text:anchor-type="as-char" draw:z-index="20" draw:name="Vorm11_0" draw:style-name="gr1" draw:text-style-name="P109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3">Als het scherm </text:span></text:span><text:span text:style-name="Strong_20_Emphasis"><text:span text:style-name="T140">Wi-Fi</text:span></text:span><text:span text:style-name="Strong_20_Emphasis"><text:span text:style-name="T43"> verschijnt, kies </text:span></text:span><text:span text:style-name="Strong_20_Emphasis"><text:span text:style-name="T56">het</text:span></text:span><text:span text:style-name="Strong_20_Emphasis"><text:span text:style-name="T43"> draadloos netwerk, maak verbinding, en klik op</text:span></text:span><text:span text:style-name="Strong_20_Emphasis"><text:span text:style-name="T120"> </text:span></text:span><text:span text:style-name="Strong_20_Emphasis"><text:span text:style-name="T158">N</text:span></text:span><text:span text:style-name="Strong_20_Emphasis"><text:span text:style-name="T137">ext</text:span></text:span><text:span text:style-name="Strong_20_Emphasis"><text:span text:style-name="T120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6"><text:span text:style-name="Strong_20_Emphasis"><text:span text:style-name="T57"><text:s/></text:span></text:span><text:span text:style-name="Strong_20_Emphasis"><text:span text:style-name="T112"><draw:control text:anchor-type="as-char" draw:z-index="14" draw:name="Vorm13_1" draw:style-name="gr1" draw:text-style-name="P109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44">Start de installatie</text:span></text:span><text:span text:style-name="Strong_20_Emphasis"><text:span text:style-name="T12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4">klik op </text:span></text:span><text:span text:style-name="Strong_20_Emphasis"><text:span text:style-name="T132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33">Install Debia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4">Bij </text:span></text:span><text:span text:style-name="Strong_20_Emphasis"><text:span text:style-name="T141">Welcome</text:span></text:span><text:span text:style-name="Strong_20_Emphasis"><text:span text:style-name="T44"> kies </text:span></text:span><text:span text:style-name="Strong_20_Emphasis"><text:span text:style-name="T141">Nederlands</text:span></text:span><text:span text:style-name="Strong_20_Emphasis"><text:span text:style-name="T44"> en klik op </text:span></text:span><text:span text:style-name="Strong_20_Emphasis"><text:span text:style-name="T141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8">Bij <text:span text:style-name="T340">Locatie</text:span> kies bij <text:span text:style-name="T340">Regio</text:span> voor <text:span text:style-name="T340">Europa</text:span> en klik op <text:span text:style-name="T340">Volgende</text:span>.</text:p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8">Bij <text:span text:style-name="T340">Toetsenbord</text:span> kies <text:span text:style-name="T340">English (US)</text:span> en klik op <text:span text:style-name="T340">Volgende</text:span>.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57"><text:s/></text:span></text:span><text:span text:style-name="Strong_20_Emphasis"><text:span text:style-name="T112"><draw:control text:anchor-type="as-char" draw:z-index="15" draw:name="Vorm13_4" draw:style-name="gr1" draw:text-style-name="P109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0"><text:span text:style-name="T6">Bij </text:span><text:span text:style-name="T16">Partities</text:span><text:span text:style-name="T6"> </text:span><text:span text:style-name="T285">selecteer</text:span><text:span text:style-name="T6"> </text:span><text:span text:style-name="T7">de </text:span><text:span text:style-name="T6">gewenste </text:span><text:span text:style-name="T286">optie </text:span><text:span text:style-name="Strong_20_Emphasis"><text:span text:style-name="T46">en klik op </text:span></text:span><text:span text:style-name="Strong_20_Emphasis"><text:span text:style-name="T142">V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7"><text:s/></text:span></text:span><text:span text:style-name="Strong_20_Emphasis"><text:span text:style-name="T112"><draw:control text:anchor-type="as-char" draw:z-index="3" draw:name="Vorm13" draw:style-name="gr1" draw:text-style-name="P10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4"><text:span text:style-name="Strong_20_Emphasis"><text:span text:style-name="T118">Bij </text:span></text:span><text:span text:style-name="Strong_20_Emphasis"><text:span text:style-name="T138">Gebruikers</text:span></text:span><text:span text:style-name="Strong_20_Emphasis"><text:span text:style-name="T118"> vul in </text:span></text:span><text:span text:style-name="Strong_20_Emphasis"><text:span text:style-name="T143">Wat is je naam?</text:span></text:span><text:span text:style-name="Strong_20_Emphasis"><text:span text:style-name="T47"> </text:span></text:span><text:span text:style-name="Definition"><text:span text:style-name="T12">gebruiker</text:span></text:span><text:span text:style-name="Strong_20_Emphasis"><text:span text:style-name="T107">,</text:span></text:span><text:span text:style-name="Strong_20_Emphasis"><text:span text:style-name="T108"><text:line-break/></text:span></text:span><text:span text:style-name="Strong_20_Emphasis"><text:span text:style-name="T143">Welke naam wil je gebruiken om in te loggen?</text:span></text:span><text:span text:style-name="Strong_20_Emphasis"><text:span text:style-name="T48"> </text:span></text:span><text:span text:style-name="Definition"><text:span text:style-name="T13">gebruikers</text:span></text:span><text:span text:style-name="Definition"><text:span text:style-name="T12">naam</text:span></text:span><text:span text:style-name="Strong_20_Emphasis"><text:span text:style-name="T44">,<text:line-break/></text:span></text:span><text:span text:style-name="Strong_20_Emphasis"><text:span text:style-name="T144">Wat is de </text:span></text:span><text:span text:style-name="Strong_20_Emphasis"><text:span text:style-name="T143">naam van deze </text:span></text:span><text:span text:style-name="Strong_20_Emphasis"><text:span text:style-name="T144">computer</text:span></text:span><text:span text:style-name="Strong_20_Emphasis"><text:span text:style-name="T49"> </text:span></text:span><text:span text:style-name="Definition"><text:span text:style-name="T12">computernaam</text:span></text:span><text:span text:style-name="Strong_20_Emphasis"><text:span text:style-name="T47">,</text:span></text:span></text:p>
            <text:p text:style-name="P94"><text:span text:style-name="Strong_20_Emphasis"><text:span text:style-name="T48">v</text:span></text:span><text:span text:style-name="Strong_20_Emphasis"><text:span text:style-name="T47">ul </text:span></text:span><text:span text:style-name="Strong_20_Emphasis"><text:span text:style-name="T50">tweemaal het wachtwoord </text:span></text:span><text:span text:style-name="Strong_20_Emphasis"><text:span text:style-name="T47">in</text:span></text:span><text:span text:style-name="Strong_20_Emphasis"><text:span text:style-name="T126">,</text:span></text:span><text:span text:style-name="Strong_20_Emphasis"><text:span text:style-name="T47"> </text:span></text:span><text:span text:style-name="Strong_20_Emphasis"><text:span text:style-name="T51">en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6">V</text:span></text:span><text:span text:style-name="Strong_20_Emphasis"><text:span text:style-name="T147">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7"><text:s/></text:span></text:span><text:span text:style-name="Strong_20_Emphasis"><text:span text:style-name="T112"><draw:control text:anchor-type="as-char" draw:z-index="4" draw:name="Vorm14" draw:style-name="gr1" draw:text-style-name="P10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52">Bij </text:span></text:span><text:span text:style-name="Strong_20_Emphasis"><text:span text:style-name="T159">Samenvatting</text:span></text:span><text:span text:style-name="Strong_20_Emphasis"><text:span text:style-name="T123"> </text:span></text:span><text:span text:style-name="Strong_20_Emphasis"><text:span text:style-name="T124">controleer het overzicht en</text:span></text:span><text:span text:style-name="Strong_20_Emphasis"><text:span text:style-name="T51"> </text:span></text:span><text:span text:style-name="Strong_20_Emphasis"><text:span text:style-name="T47">kl</text:span></text:span><text:span text:style-name="Strong_20_Emphasis"><text:span text:style-name="T41">ik op </text:span></text:span><text:span text:style-name="Strong_20_Emphasis"><text:span text:style-name="T148">Installeer</text:span></text:span><text:span text:style-name="Strong_20_Emphasis"><text:span text:style-name="T41">.</text:span></text:span></text:p>
          </table:table-cell>
        </table:table-row>
      </table:table>
      <text:p text:style-name="P56"><text:span text:style-name="Strong_20_Emphasis"><text:span text:style-name="T122"/></text:span></text:p>
      <text:list xml:id="list135355555942212" text:continue-numbering="true" text:style-name="L1">
        <text:list-item>
          <text:p text:style-name="P108"><text:span text:style-name="Strong_20_Emphasis"><text:span text:style-name="T160">Installatie </text:span></text:span><text:span text:style-name="Strong_20_Emphasis"><text:span text:style-name="T161">afronden</text:span></text:span></text:p>
        </text:list-item>
      </text:list>
      <text:p text:style-name="P57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61"><text:span text:style-name="Strong_20_Emphasis"><text:span text:style-name="T57"><text:s/></text:span></text:span><text:span text:style-name="Strong_20_Emphasis"><text:span text:style-name="T112"><draw:control text:anchor-type="as-char" draw:z-index="5" draw:name="Vorm22" draw:style-name="gr1" draw:text-style-name="P10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21"><text:span text:style-name="Strong_20_Emphasis"><text:span text:style-name="T109"><text:s/></text:span></text:span><text:span text:style-name="Strong_20_Emphasis"><text:span text:style-name="T114"><draw:control text:anchor-type="as-char" draw:z-index="22" draw:name="Vorm24" draw:style-name="gr1" draw:text-style-name="P109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13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7"><text:s/></text:span></text:span><text:span text:style-name="Strong_20_Emphasis"><text:span text:style-name="T112"><draw:control text:anchor-type="as-char" draw:z-index="13" draw:name="Vorm4_1" draw:style-name="gr1" draw:text-style-name="P10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57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5"><text:span text:style-name="T350">Debian-</text:span><text:span text:style-name="T351">p</text:span>akket kz plaatst documenten en scripts van Karel Zimmer <text:span text:style-name="T349">(zie </text:span><text:a xlink:type="simple" xlink:href="https://karelzimmer.nl/" text:style-name="Internet_20_link" text:visited-style-name="Visited_20_Internet_20_Link"><text:span text:style-name="Strong_20_Emphasis"><text:span text:style-name="T347">karelzimmer.nl</text:span></text:span></text:a><text:span text:style-name="Strong_20_Emphasis"><text:span text:style-name="T230">) </text:span></text:span>voor het installeren en beheren van Debian en op Debian gebaseerd systeem zoals Ubuntu..</text:p></text:note-body></text:note></text:span></text:span><text:span text:style-name="Strong_20_Emphasis"><text:span text:style-name="T98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101"><text:span text:style-name="Strong_20_Emphasis"><text:span text:style-name="T103">D</text:span></text:span><text:span text:style-name="Strong_20_Emphasis"><text:span text:style-name="T62">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9"><text:span text:style-name="T253">De </text:span><text:span text:style-name="T254">Super</text:span><text:span text:style-name="T253">-toets is de Windows-toets, Command-toets </text:span><text:span text:style-name="T255">(Apple)</text:span><text:span text:style-name="T253">, of Vergrootglas-toets </text:span><text:span text:style-name="T255">(Chromebook)</text:span><text:span text:style-name="T253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7">ter</text:span></text:span><text:span text:style-name="Strong_20_Emphasis"><text:span text:style-name="T128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9">Terminalvenst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64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7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3"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3"><text:span text:style-name="User_20_Entry"><text:span text:style-name="T34">wget karelzimmer.nl/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03"><text:span text:style-name="User_20_Entry"><text:span text:style-name="T34">bash </text:span></text:span><text:span text:style-name="User_20_Entry"><text:span text:style-name="T35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6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57"><text:s/></text:span></text:span><text:span text:style-name="Strong_20_Emphasis"><text:span text:style-name="T112"><draw:control text:anchor-type="as-char" draw:z-index="6" draw:name="Vorm33" draw:style-name="gr1" draw:text-style-name="P10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102"><text:span text:style-name="Strong_20_Emphasis"><text:span text:style-name="T104">D</text:span></text:span><text:span text:style-name="Strong_20_Emphasis"><text:span text:style-name="T92">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4">men</text:span></text:span><text:span text:style-name="Strong_20_Emphasis"><text:span text:style-name="T131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9">Installatiem</text:span></text:span><text:span text:style-name="Strong_20_Emphasis"><text:span text:style-name="T150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4">3 </text:span></text:span><text:span text:style-name="Strong_20_Emphasis"><text:span text:style-name="T155">Installatie</text:span></text:span><text:span text:style-name="Strong_20_Emphasis"><text:span text:style-name="T156"> </text:span></text:span><text:span text:style-name="Strong_20_Emphasis"><text:span text:style-name="T157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6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8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96"><text:span text:style-name="Strong_20_Emphasis"><text:span text:style-name="T57"><text:s/></text:span></text:span><text:span text:style-name="Strong_20_Emphasis"><text:span text:style-name="T112"><draw:control text:anchor-type="as-char" draw:z-index="23" draw:name="Vorm 4" draw:style-name="gr1" draw:text-style-name="P109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7"><text:span text:style-name="T379">De </text:span><text:span text:style-name="T380">computer</text:span><text:span text:style-name="T379"> </text:span><text:span text:style-name="T340">Herstart</text:span><text:span text:style-name="T341">en</text:span>.</text:p>
          </table:table-cell>
        </table:table-row>
      </table:table>
      <text:p text:style-name="P57"><text:span text:style-name="Strong_20_Emphasis"><text:span text:style-name="T53"><text:tab/></text:span></text:span></text:p>
      <text:p text:style-name="P58"><text:span text:style-name="Strong_20_Emphasis"><text:span text:style-name="T73"/></text:span></text:p>
      <text:list xml:id="list135356453277591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3"><text:span text:style-name="Strong_20_Emphasis"><text:span text:style-name="T57"><text:s/></text:span></text:span><text:span text:style-name="Strong_20_Emphasis"><text:span text:style-name="T112"><draw:control text:anchor-type="as-char" draw:z-index="16" draw:name="Vorm36_0" draw:style-name="gr1" draw:text-style-name="P109" svg:width="0.35cm" svg:height="0.35cm" draw:control="control17"/></text:span></text:span></text:p>
          </table:table-cell>
          <table:table-cell table:style-name="Tabel2.A1" office:value-type="string">
            <text:p text:style-name="P51"><text:span text:style-name="Strong_20_Emphasis"><text:span text:style-name="T53">Aanmelden als </text:span></text:span><text:span text:style-name="Definition"><text:span text:style-name="T12">gebruiker</text:span></text:span><text:span text:style-name="Strong_20_Emphasis"><text:span text:style-name="T58"><text:note text:id="ftn9" text:note-class="footnote"><text:note-citation>1</text:note-citation><text:note-body><text:p text:style-name="P80"><text:span text:style-name="User_20_Entry"><text:span text:style-name="T175">E</text:span></text:span><text:span text:style-name="User_20_Entry"><text:span text:style-name="T196">v</text:span></text:span><text:span text:style-name="User_20_Entry"><text:span text:style-name="T197">en</text:span></text:span><text:span text:style-name="User_20_Entry"><text:span text:style-name="T199">t</text:span></text:span><text:span text:style-name="User_20_Entry"><text:span text:style-name="T200">uele </text:span></text:span><text:span text:style-name="User_20_Entry"><text:span text:style-name="T201">extra </text:span></text:span><text:span text:style-name="Definition"><text:span text:style-name="T344">gebruiker</text:span></text:span><text:span text:style-name="User_20_Entry"><text:span text:style-name="T201">s aanmelden </text:span></text:span><text:span text:style-name="User_20_Entry"><text:span text:style-name="T202">en dezelfde stappen uitvoeren</text:span></text:span><text:span text:style-name="User_20_Entry"><text:span text:style-name="T198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75"><text:span text:style-name="Strong_20_Emphasis"><text:span text:style-name="T57"><text:s/></text:span></text:span><text:span text:style-name="Strong_20_Emphasis"><text:span text:style-name="T112"><draw:control text:anchor-type="as-char" draw:z-index="17" draw:name="Vorm36_2" draw:style-name="gr1" draw:text-style-name="P109" svg:width="0.35cm" svg:height="0.35cm" draw:control="control18"/></text:span></text:span></text:p>
          </table:table-cell>
          <table:table-cell table:style-name="Tabel2.A1" office:value-type="string">
            <text:p text:style-name="P50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Strong_20_Emphasis"><text:span text:style-name="T106">gebruiker</text:span></text:span><text:span text:style-name="Strong_20_Emphasis"><text:span text:style-name="T94"> </text:span></text:span><text:span text:style-name="Strong_20_Emphasis"><text:span text:style-name="T96">in:</text:span>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54"><text:span text:style-name="Strong_20_Emphasis"><text:span text:style-name="T105">D</text:span></text:span><text:span text:style-name="Strong_20_Emphasis"><text:span text:style-name="T92">ruk</text:span></text:span><text:span text:style-name="Strong_20_Emphasis"><text:span text:style-name="T91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7"><text:note text:id="ftn10" text:note-class="footnote"><text:note-citation>2</text:note-citation><text:note-body><text:p text:style-name="P29"><text:span text:style-name="T253">De </text:span><text:span text:style-name="T254">Super</text:span><text:span text:style-name="T253">-toets is de Windows-toets, Command-toets </text:span><text:span text:style-name="T255">(Apple)</text:span><text:span text:style-name="T253">, of Vergrootglas-toets </text:span><text:span text:style-name="T255">(Chromebook)</text:span><text:span text:style-name="T253">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4">men</text:span></text:span><text:span text:style-name="Strong_20_Emphasis"><text:span text:style-name="T131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9">Installatiem</text:span></text:span><text:span text:style-name="Strong_20_Emphasis"><text:span text:style-name="T150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53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54">4 </text:span></text:span><text:span text:style-name="Strong_20_Emphasis"><text:span text:style-name="T135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100">klik op </text:span></text:span><text:span text:style-name="Strong_20_Emphasis"><text:span text:style-name="T136">Verder</text:span></text:span><text:span text:style-name="Strong_20_Emphasis"><text:span text:style-name="T10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9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79"/>
          </table:table-cell>
        </table:table-row>
        <table:table-row>
          <table:table-cell table:style-name="Tabel2.A1" office:value-type="string">
            <text:p text:style-name="P24"><text:span text:style-name="Strong_20_Emphasis"><text:span text:style-name="T109"><text:s/></text:span></text:span><text:span text:style-name="Strong_20_Emphasis"><text:span text:style-name="T114"><draw:control text:anchor-type="as-char" draw:z-index="24" draw:name="Vorm 5" draw:style-name="gr1" draw:text-style-name="P109" svg:width="0.35cm" svg:height="0.35cm" draw:control="control25"/></text:span></text:span></text:p>
          </table:table-cell>
          <table:table-cell table:style-name="Tabel2.A1" office:value-type="string">
            <text:p text:style-name="P23"><text:span text:style-name="T379">De gebruiker </text:span><text:span text:style-name="T340">Afmelden</text:span>.</text:p>
          </table:table-cell>
        </table:table-row>
      </table:table>
      <text:p text:style-name="P48"><text:span text:style-name="Strong_20_Emphasis"><text:span text:style-name="T97"/></text:span></text:p>
      <text:p text:style-name="P18"/>
      <text:p text:style-name="P18"/>
      <text:p text:style-name="P93"><text:span text:style-name="T162">E</text:span><text:span text:style-name="T163">inde c</text:span><text:span text:style-name="T164">hecklist, </text:span><text:span text:style-name="T165">d</text:span><text:span text:style-name="T164">e</text:span><text:span text:style-name="T276"> installatie van </text:span><text:span text:style-name="T276"><text:user-field-get text:name="Distro">Debian</text:user-field-get></text:span><text:span text:style-name="T280"><text:s/></text:span><text:span text:style-name="T280"><text:user-field-get text:name="Version">11</text:user-field-get></text:span><text:span text:style-name="Strong_20_Emphasis"><text:span text:style-name="T277"><text:s/></text:span></text:span><text:span text:style-name="Strong_20_Emphasis"><text:span text:style-name="T278">LTS </text:span></text:span><text:span text:style-name="Strong_20_Emphasis"><text:span text:style-name="T281"><text:user-field-get text:name="Edition">desktop</text:user-field-get></text:span></text:span><text:span text:style-name="Strong_20_Emphasis"><text:span text:style-name="T281"><text:s/></text:span></text:span><text:span text:style-name="T276">is voltooid.</text:span></text:p>
      <text:p text:style-name="P46"/>
      <text:p text:style-name="P39"><text:span text:style-name="Emphasis"><text:span text:style-name="T370">Geschreven </text:span></text:span><text:span text:style-name="Emphasis"><text:span text:style-name="T374">in </text:span></text:span><text:span text:style-name="Strong_20_Emphasis"><text:span text:style-name="T73"><text:user-field-get style:data-style-name="N0" text:name="Releaseyear">2021</text:user-field-get></text:span></text:span><text:span text:style-name="Emphasis"><text:span text:style-name="T373"><text:s/></text:span></text:span><text:span text:style-name="Emphasis"><text:span text:style-name="T370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71">Karel Zimmer</text:span></text:span></text:a><text:span text:style-name="Emphasis"><text:span text:style-name="T370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72">Creative Commons Publiek Domein Verklaring</text:span></text:span></text:a><text:span text:style-name="Emphasis"><text:span text:style-name="T37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4-20T13:53:54.353311825">20-04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13:53:54.172122647</dc:date>
    <meta:keyword>Installatie</meta:keyword>
    <meta:keyword>Checklist</meta:keyword>
    <meta:keyword>Linux</meta:keyword>
    <meta:editing-cycles>6757</meta:editing-cycles>
    <meta:editing-duration>P11DT22H27M43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743" meta:character-count="5087" meta:non-whitespace-character-count="4379"/>
    <meta:user-defined meta:name="Info 1"/>
    <meta:user-defined meta:name="Info 2"/>
    <meta:user-defined meta:name="Info 3"/>
    <meta:user-defined meta:name="Info 4"/>
  </office:meta>
</office:document-meta>
</file>